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5fb6a" officeooo:paragraph-rsid="0005fb6a"/>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text-properties officeooo:rsid="0005fb6a" officeooo:paragraph-rsid="0005fb6a"/>
    </style:style>
    <style:style style:name="P5" style:family="paragraph" style:parent-style-name="Heading_20_1">
      <style:text-properties officeooo:rsid="00069f5b" officeooo:paragraph-rsid="00069f5b"/>
    </style:style>
    <style:style style:name="P6" style:family="paragraph" style:parent-style-name="Heading_20_2">
      <style:text-properties officeooo:rsid="00069f5b" officeooo:paragraph-rsid="00069f5b"/>
    </style:style>
    <style:style style:name="P7" style:family="paragraph" style:parent-style-name="Standard">
      <style:text-properties officeooo:rsid="0005fb6a" officeooo:paragraph-rsid="0005fb6a"/>
    </style:style>
    <style:style style:name="P8" style:family="paragraph" style:parent-style-name="Text_20_body">
      <style:text-properties officeooo:rsid="0005fb6a" officeooo:paragraph-rsid="0005fb6a"/>
    </style:style>
    <style:style style:name="P9" style:family="paragraph" style:parent-style-name="Text_20_body">
      <style:text-properties officeooo:paragraph-rsid="0005fb6a"/>
    </style:style>
    <style:style style:name="P10" style:family="paragraph" style:parent-style-name="Text_20_body">
      <style:text-properties officeooo:rsid="00069f5b" officeooo:paragraph-rsid="00069f5b"/>
    </style:style>
    <style:style style:name="P11" style:family="paragraph" style:parent-style-name="Text_20_body">
      <style:text-properties officeooo:paragraph-rsid="00069f5b"/>
    </style:style>
    <style:style style:name="P12" style:family="paragraph" style:parent-style-name="Text_20_body">
      <style:text-properties officeooo:rsid="0006d213" officeooo:paragraph-rsid="0006d213"/>
    </style:style>
    <style:style style:name="P13" style:family="paragraph" style:parent-style-name="Title">
      <style:text-properties officeooo:rsid="0005fb6a" officeooo:paragraph-rsid="0005fb6a"/>
    </style:style>
    <style:style style:name="T1" style:family="text">
      <style:text-properties officeooo:rsid="00069f5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spagnol Killian<text:tab/><text:tab/><text:tab/><text:tab/><text:tab/><text:tab/><text:tab/><text:tab/><text:tab/><text:tab/>12/04/2024</text:p>
      <text:p text:style-name="Text_20_body">Tribouillois Julien</text:p>
      <text:p text:style-name="P13">Rapport du projet d’androïde</text:p>
      <text:p text:style-name="P8"/>
      <text:p text:style-name="P1">Lol Buil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1_2037479553" text:style-name="Index_20_Link" text:visited-style-name="Index_20_Link">I. Objectif de l’application :<text:tab/>1</text:a></text:p>
          <text:p text:style-name="P2"><text:a xlink:type="simple" xlink:href="#__RefHeading___Toc3_2037479553" text:style-name="Index_20_Link" text:visited-style-name="Index_20_Link">II. Les étapes de réflexions et conceptions :<text:tab/>1</text:a></text:p>
          <text:p text:style-name="P3"><text:a xlink:type="simple" xlink:href="#__RefHeading___Toc6_2037479553" text:style-name="Index_20_Link" text:visited-style-name="Index_20_Link">1. Vue générale de l’application :<text:tab/>1</text:a></text:p>
          <text:p text:style-name="P3"><text:a xlink:type="simple" xlink:href="#__RefHeading___Toc8_2037479553" text:style-name="Index_20_Link" text:visited-style-name="Index_20_Link">2. L’Api dataDragon et Riot Api :<text:tab/>2</text:a></text:p>
          <text:p text:style-name="P3"><text:a xlink:type="simple" xlink:href="#__RefHeading___Toc10_2037479553" text:style-name="Index_20_Link" text:visited-style-name="Index_20_Link">3. La construction du build optimisé :<text:tab/>2</text:a></text:p>
          <text:p text:style-name="P3"><text:a xlink:type="simple" xlink:href="#__RefHeading___Toc12_2037479553" text:style-name="Index_20_Link" text:visited-style-name="Index_20_Link">4. La recherche d’un item ou un champion :<text:tab/>2</text:a></text:p>
          <text:p text:style-name="P3"><text:a xlink:type="simple" xlink:href="#__RefHeading___Toc14_2037479553" text:style-name="Index_20_Link" text:visited-style-name="Index_20_Link">5. La recherche des matchs précédents d’un joueur :<text:tab/>2</text:a></text:p>
          <text:p text:style-name="P2"><text:a xlink:type="simple" xlink:href="#__RefHeading___Toc16_2037479553" text:style-name="Index_20_Link" text:visited-style-name="Index_20_Link">III. Les difficultés rencontrées et leur solution :<text:tab/>2</text:a></text:p>
        </text:index-body>
      </text:table-of-content>
      <text:p text:style-name="P8"/>
      <text:h text:style-name="P4" text:outline-level="1"><text:bookmark-start text:name="__RefHeading___Toc1_2037479553"/>I. Objectif de l’application :<text:bookmark-end text:name="__RefHeading___Toc1_2037479553"/></text:h>
      <text:p text:style-name="P9"/>
      <text:p text:style-name="P8">Cette application a été développé avec un sdk 27 au minimum et un sdk 34 en target. Le but de cette application est de fournir un build pour le jeu League of Legends. Cette idée est survenue car nous jouons tous les deux à ce jeu et nous nous sommes rendu compte qu’une application spécialisé serait plus efficace. </text:p>
      <text:p text:style-name="P12">League of Legends est un jeu de stratégie dans lequel deux équipe de cinq joueur s’affronte pour détruire la base ennemie. Chaque joueur doit choisir son personnage et les objets à acheter pour vaincre ses adversaires.</text:p>
      <text:p text:style-name="P8"/>
      <text:h text:style-name="P4" text:outline-level="1"><text:bookmark-start text:name="__RefHeading___Toc3_2037479553"/>II. Les étapes de réflexions et conceptions :<text:bookmark-end text:name="__RefHeading___Toc3_2037479553"/></text:h>
      <text:p text:style-name="P9"/>
      <text:h text:style-name="P6" text:outline-level="2"><text:bookmark-start text:name="__RefHeading___Toc6_2037479553"/>1. Vue générale de l’application :<text:bookmark-end text:name="__RefHeading___Toc6_2037479553"/></text:h>
      <text:p text:style-name="P11"/>
      <text:p text:style-name="P8">La principale fonctionnalité de cette application est de proposer une liste d’item personnalisé, pour cela nous allons commencer par demander le poste où l’utilisateur jouera, puis nous lui demanderons son personnage ainsi que celui de son adversaire, après cela une page s’affiche avec les information qu’il a besoin pour remporter sa partie. D’autres option sont disponibles sur cette application, on peut par exemple rechercher un item ou un champion en particulier, ou encore <text:soft-page-break/>obtenir la liste des anciens match d’un joueur en indiquant son pseudo. <text:span text:style-name="T1">Il est aussi possible de sauvegarder son rôle et son champion favoris. </text:span></text:p>
      <text:p text:style-name="P8"/>
      <text:h text:style-name="P6" text:outline-level="2"><text:bookmark-start text:name="__RefHeading___Toc8_2037479553"/>2. L’Api dataDragon et Riot Api :<text:bookmark-end text:name="__RefHeading___Toc8_2037479553"/></text:h>
      <text:p text:style-name="P10">TODO description des api</text:p>
      <text:p text:style-name="P10"/>
      <text:h text:style-name="P6" text:outline-level="2"><text:bookmark-start text:name="__RefHeading___Toc10_2037479553"/>3. La construction du build optimisé :<text:bookmark-end text:name="__RefHeading___Toc10_2037479553"/></text:h>
      <text:p text:style-name="P11"/>
      <text:p text:style-name="P11"/>
      <text:h text:style-name="P6" text:outline-level="2"><text:bookmark-start text:name="__RefHeading___Toc12_2037479553"/>4. La recherche d’un item ou un champion :<text:bookmark-end text:name="__RefHeading___Toc12_2037479553"/></text:h>
      <text:p text:style-name="P11"/>
      <text:h text:style-name="P6" text:outline-level="2"><text:bookmark-start text:name="__RefHeading___Toc14_2037479553"/>5. La recherche des matchs précédents d’un joueur :<text:bookmark-end text:name="__RefHeading___Toc14_2037479553"/></text:h>
      <text:p text:style-name="P11"/>
      <text:h text:style-name="P5" text:outline-level="1"><text:bookmark-start text:name="__RefHeading___Toc16_2037479553"/>III. Les difficultés rencontrées et leur solution :<text:bookmark-end text:name="__RefHeading___Toc16_2037479553"/></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23:14:16.011000000</meta:creation-date>
    <dc:date>2024-04-10T23:46:37.404000000</dc:date>
    <meta:editing-duration>PT32M22S</meta:editing-duration>
    <meta:editing-cycles>3</meta:editing-cycles>
    <meta:generator>LibreOffice/7.6.4.1$Windows_X86_64 LibreOffice_project/e19e193f88cd6c0525a17fb7a176ed8e6a3e2aa1</meta:generator>
    <meta:document-statistic meta:table-count="0" meta:image-count="0" meta:object-count="0" meta:page-count="2" meta:paragraph-count="25" meta:word-count="335" meta:character-count="1955" meta:non-whitespace-character-count="1634"/>
  </office:meta>
</office:document-meta>
</file>